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eadPipeInputStream.LeadPipeInputStream( PipedOutputStream src ,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eadPipeInputStream.read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LeadPipeInputStream.LeadPipe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adPipeInputStream.setManagingTask( Task t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adPipeInputStream.setManagingComponent( ProjectComponent p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adPipeInputStream.log( String message , int loglev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eadPipeInputStream.LeadPipeInputStream( PipedOutputStream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adPipeInputStream.setBufferSize( int siz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LeadPipeInputStream.LeadPipeInputStream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